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473cm"/>
    </style:style>
    <style:style style:name="pr4" style:family="presentation" style:parent-style-name="Domyślnie-title">
      <style:graphic-properties draw:fill="solid" draw:fill-color="#000000" draw:fill-image-width="0cm" draw:fill-image-height="0cm" draw:auto-grow-height="true" fo:min-height="21.5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56pt" fo:font-weight="bold" style:font-size-asian="56pt" style:font-size-complex="5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size="54pt" fo:font-weight="bold" style:font-size-asian="54pt" style:font-size-complex="5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Arial Black'" style:font-family-generic="swiss" style:font-pitch="variable" fo:font-size="56pt" fo:font-weight="bold" style:font-size-asian="56pt" style:font-size-complex="56pt"/>
    </style:style>
    <style:style style:name="T2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Dzięki Jezu,</text:span><text:span text:style-name="T1"><text:line-break/></text:span><text:span text:style-name="T1">dzięki Jezu,</text:span><text:span text:style-name="T1"><text:line-break/></text:span><text:span text:style-name="T1">Dzięki Ci,</text:span><text:span text:style-name="T1"><text:line-break/></text:span><text:span text:style-name="T1">że kochasz mnie.</text:span><text:span text:style-name="T1"><text:line-break/></text:span><text:span text:style-name="T1">Dzięki Jezu, dzięki Jezu,</text:span><text:span text:style-name="T1"><text:line-break/></text:span><text:span text:style-name="T1">Dzięki Ci, o dzięki Ci,</text:span><text:span text:style-name="T1"><text:line-break/></text:span><text:span text:style-name="T1">że kochasz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4" draw:layer="layout" svg:width="28cm" svg:height="21.473cm" svg:x="-0.001cm" svg:y="-0.237cm" presentation:class="title" presentation:user-transformed="true">
          <draw:text-box>
            <text:p text:style-name="P1"><text:span text:style-name="T2">2. Tam na Golgocie</text:span><text:span text:style-name="T2"><text:line-break/></text:span><text:span text:style-name="T2">umarłeś za mnie</text:span><text:span text:style-name="T2"><text:line-break/></text:span><text:span text:style-name="T2">Dzięki Ci,</text:span><text:span text:style-name="T2"><text:line-break/></text:span><text:span text:style-name="T2">że kochasz mnie.</text:span><text:span text:style-name="T2"><text:line-break/></text:span><text:span text:style-name="T2">Tam na Golgocie</text:span><text:span text:style-name="T2"><text:line-break/></text:span><text:span text:style-name="T2">umarłeś za mnie</text:span><text:span text:style-name="T2"><text:line-break/></text:span><text:span text:style-name="T2">Dzięki Ci, o dzięki Ci,</text:span><text:span text:style-name="T2"><text:line-break/></text:span><text:span text:style-name="T2">że kochasz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4" draw:text-style-name="P6" draw:layer="layout" svg:width="28cm" svg:height="21.579cm" svg:x="-0.001cm" svg:y="-0.29cm" presentation:class="title" presentation:user-transformed="true">
          <draw:text-box>
            <text:p text:style-name="P1"><text:span text:style-name="T2">3. Zmartwychwstałeś,</text:span><text:span text:style-name="T2"><text:line-break/></text:span><text:span text:style-name="T2">żyjesz we mnie</text:span><text:span text:style-name="T2"><text:line-break/></text:span><text:span text:style-name="T2">Dzięki Ci,</text:span><text:span text:style-name="T2"><text:line-break/></text:span><text:span text:style-name="T2">że kochasz mnie.</text:span><text:span text:style-name="T2"><text:line-break/></text:span><text:span text:style-name="T2">Zmartwychwstałeś,</text:span><text:span text:style-name="T2"><text:line-break/></text:span><text:span text:style-name="T2">żyjesz we mnie</text:span><text:span text:style-name="T2"><text:line-break/></text:span><text:span text:style-name="T2">Dzięki Ci, o dzięki Ci,</text:span><text:span text:style-name="T2"><text:line-break/></text:span><text:span text:style-name="T2">że kochasz mnie</text:span><text:span text:style-name="T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3" draw:text-style-name="P4" draw:layer="layout" svg:width="28cm" svg:height="21.473cm" svg:x="-0.001cm" svg:y="-0.237cm" presentation:class="title" presentation:user-transformed="true">
          <draw:text-box>
            <text:p text:style-name="P1"><text:span text:style-name="T2">4. Ducha posłałeś,</text:span><text:span text:style-name="T2"><text:line-break/></text:span><text:span text:style-name="T2">by dał mi życie</text:span><text:span text:style-name="T2"><text:line-break/></text:span><text:span text:style-name="T2">Dzięki Ci,</text:span><text:span text:style-name="T2"><text:line-break/></text:span><text:span text:style-name="T2">że kochasz mnie.</text:span><text:span text:style-name="T2"><text:line-break/></text:span><text:span text:style-name="T2">Ducha posłałeś,</text:span><text:span text:style-name="T2"><text:line-break/></text:span><text:span text:style-name="T2">by dał mi życie</text:span><text:span text:style-name="T2"><text:line-break/></text:span><text:span text:style-name="T2">Dzięki Ci, o dzięki Ci,</text:span><text:span text:style-name="T2"><text:line-break/></text:span><text:span text:style-name="T2">że kochasz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3" draw:text-style-name="P4" draw:layer="layout" svg:width="28cm" svg:height="21.473cm" svg:x="-0.001cm" svg:y="-0.238cm" presentation:class="title" presentation:user-transformed="true">
          <draw:text-box>
            <text:p text:style-name="P1"><text:span text:style-name="T2">5. Wkrótce przyjdziesz,</text:span><text:span text:style-name="T2"><text:line-break/></text:span><text:span text:style-name="T2">stąd mnie weźmiesz</text:span><text:span text:style-name="T2"><text:line-break/></text:span><text:span text:style-name="T2">Dzięki Ci,</text:span><text:span text:style-name="T2"><text:line-break/></text:span><text:span text:style-name="T2">że kochasz mnie.</text:span><text:span text:style-name="T2"><text:line-break/></text:span><text:span text:style-name="T2">Wkrótce przyjdziesz,</text:span><text:span text:style-name="T2"><text:line-break/></text:span><text:span text:style-name="T2">stąd mnie weźmiesz</text:span><text:span text:style-name="T2"><text:line-break/></text:span><text:span text:style-name="T2">Dzięki Ci, o dzięki Ci,</text:span><text:span text:style-name="T2"><text:line-break/></text:span><text:span text:style-name="T2">że kochasz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4" draw:layer="layout" svg:width="28cm" svg:height="21.473cm" svg:x="-0.001cm" svg:y="-0.238cm" presentation:class="title" presentation:user-transformed="true">
          <draw:text-box>
            <text:p text:style-name="P1"><text:span text:style-name="T2">6. Alleluja, alleluja</text:span><text:span text:style-name="T2"><text:line-break/></text:span><text:span text:style-name="T2">Dzięki Ci,</text:span><text:span text:style-name="T2"><text:line-break/></text:span><text:span text:style-name="T2">że kochasz mnie.</text:span><text:span text:style-name="T2"><text:line-break/></text:span><text:span text:style-name="T2">Alleluja, alleluja</text:span><text:span text:style-name="T2"><text:line-break/></text:span><text:span text:style-name="T2">Dzięki Ci, o dzięki Ci,</text:span><text:span text:style-name="T2"><text:line-break/></text:span><text:span text:style-name="T2">że kochasz m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30T23:11:10</meta:creation-date>
    <dc:date>2015-04-20T20:46:01.59</dc:date>
    <dc:language>pl-PL</dc:language>
    <meta:editing-cycles>8</meta:editing-cycles>
    <meta:editing-duration>PT12M31S</meta:editing-duration>
    <dc:creator>Woda Życia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